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23ff2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23ff2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rect text:anchor-type="paragraph" draw:z-index="0" draw:style-name="gr1" draw:text-style-name="P3" svg:width="4.825cm" svg:height="1.283cm" svg:x="9.135cm" svg:y="0.026cm"><text:p text:style-name="P2"><text:span text:style-name="T2">Previous Perception?</text:span></text:p></draw:rect></text:p>
      <text:p text:style-name="Standard"/>
      <text:p text:style-name="Standard"><draw:custom-shape text:anchor-type="paragraph" draw:z-index="1" draw:style-name="gr2" svg:width="0.369cm" svg:height="2.735cm" svg:x="11.428cm" svg:y="0.321cm"><text:p/><draw:enhanced-geometry svg:viewBox="0 0 21600 21600" draw:text-areas="?f0 0 ?f2 ?f5" draw:type="down-arrow" draw:modifiers="19650.2901353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style-name="gr2" svg:width="5.827cm" svg:height="0.325cm" draw:transform="rotate (-0.523598775598299) translate (13.033375cm 0.181680555555556cm)"><text:p/><draw:enhanced-geometry svg:viewBox="0 0 21600 21600" draw:mirror-horizontal="false" draw:mirror-vertical="false" draw:text-areas="0 ?f0 ?f5 ?f2" draw:type="right-arrow" draw:modifiers="19855.506607929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1" draw:style-name="gr2" svg:width="5.386cm" svg:height="0.306cm" draw:transform="rotate (0.523598775598299) translate (5.24404166666667cm 2.87513888888889cm)"><text:p/><draw:enhanced-geometry svg:viewBox="0 0 21600 21600" draw:text-areas="?f7 ?f0 21600 ?f2" draw:type="left-arrow" draw:modifiers="2202.4112986565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rect text:anchor-type="paragraph" draw:z-index="23" draw:style-name="gr1" draw:text-style-name="P5" svg:width="1.772cm" svg:height="0.735cm" svg:x="10.76cm" svg:y="0.489cm"><text:p text:style-name="P2"><text:span text:style-name="T4">acceptable</text:span></text:p></draw:rect><draw:rect text:anchor-type="paragraph" draw:z-index="25" draw:style-name="gr1" draw:text-style-name="P2" svg:width="1.308cm" svg:height="0.735cm" svg:x="14.506cm" svg:y="0.43cm"><text:p text:style-name="P2">bad</text:p></draw:rect><draw:rect text:anchor-type="paragraph" draw:z-index="54" draw:style-name="gr1" draw:text-style-name="P2" svg:width="1.308cm" svg:height="0.735cm" svg:x="7.093cm" svg:y="0.326cm"><text:p text:style-name="P2">good</text:p></draw:rect></text:p>
      <text:p text:style-name="Standard"/>
      <text:p text:style-name="Standard"/>
      <text:p text:style-name="Standard"/>
      <text:p text:style-name="Standard"><draw:custom-shape text:anchor-type="paragraph" draw:z-index="3" draw:style-name="gr3" draw:text-style-name="P4" svg:width="3.786cm" svg:height="1.121cm" svg:x="2.679cm" svg:y="0.035cm"><text:p text:style-name="P2"><text:span text:style-name="T3">Rssi?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3" draw:text-style-name="P4" svg:width="3.786cm" svg:height="1.121cm" svg:x="9.742cm" svg:y="0.178cm"><text:p text:style-name="P2"><text:span text:style-name="T3">Rssi?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3" draw:text-style-name="P4" svg:width="3.786cm" svg:height="1.121cm" svg:x="16.417cm" svg:y="0.37cm"><text:p text:style-name="P2"><text:span text:style-name="T3">Rssi?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7" draw:style-name="gr2" svg:width="0.285cm" svg:height="2.084cm" svg:x="4.348cm" svg:y="0.168cm"><text:p/><draw:enhanced-geometry svg:viewBox="0 0 21600 21600" draw:text-areas="?f0 0 ?f2 ?f5" draw:type="down-arrow" draw:modifiers="18401.462522851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2" svg:width="2.329cm" svg:height="0.331cm" draw:transform="rotate (-1.22173047639603) translate (5.63033333333333cm 0.047625cm)"><text:p/><draw:enhanced-geometry svg:viewBox="0 0 21600 21600" draw:text-areas="0 ?f0 ?f5 ?f2" draw:type="right-arrow" draw:modifiers="17696.611642050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2.273cm" svg:height="0.384cm" draw:transform="rotate (1.22173047639603) translate (2.45356944444444cm 2.18193055555556cm)"><text:p/><draw:enhanced-geometry svg:viewBox="0 0 21600 21600" draw:text-areas="?f7 ?f0 21600 ?f2" draw:type="left-arrow" draw:modifiers="2775.3358594557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style-name="gr2" svg:width="2.283cm" svg:height="0.384cm" draw:transform="rotate (1.22173047639603) translate (9.30627777777778cm 2.23661111111111cm)"><text:p/><draw:enhanced-geometry svg:viewBox="0 0 21600 21600" draw:text-areas="?f7 ?f0 21600 ?f2" draw:type="left-arrow" draw:modifiers="2775.3358594557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style-name="gr2" svg:width="2.294cm" svg:height="0.331cm" draw:transform="rotate (-1.22173047639603) translate (13.1709583333333cm 0.121708333333333cm)"><text:p/><draw:enhanced-geometry svg:viewBox="0 0 21600 21600" draw:text-areas="0 ?f0 ?f5 ?f2" draw:type="right-arrow" draw:modifiers="19026.5949269792 10340.425531914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style-name="gr2" svg:width="1.945cm" svg:height="0.384cm" draw:transform="rotate (1.22173047639603) translate (16.4165138888889cm 2.19251388888889cm)"><text:p/><draw:enhanced-geometry svg:viewBox="0 0 21600 21600" draw:text-areas="?f7 ?f0 21600 ?f2" draw:type="left-arrow" draw:modifiers="2775.3358594557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style-name="gr2" svg:width="0.285cm" svg:height="2.084cm" svg:x="11.497cm" svg:y="0.258cm"><text:p/><draw:enhanced-geometry svg:viewBox="0 0 21600 21600" draw:text-areas="?f0 0 ?f2 ?f5" draw:type="down-arrow" draw:modifiers="18401.462522851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style-name="gr2" svg:width="2.123cm" svg:height="0.331cm" draw:transform="rotate (-1.22173047639603) translate (20.0324861111111cm 0.243416666666667cm)"><text:p/><draw:enhanced-geometry svg:viewBox="0 0 21600 21600" draw:text-areas="0 ?f0 ?f5 ?f2" draw:type="right-arrow" draw:modifiers="17696.611642050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17" draw:style-name="gr2" svg:width="0.285cm" svg:height="1.858cm" svg:x="18.411cm" svg:y="0.009cm"><text:p/><draw:enhanced-geometry svg:viewBox="0 0 21600 21600" draw:text-areas="?f0 0 ?f2 ?f5" draw:type="down-arrow" draw:modifiers="18401.462522851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style-name="gr3" draw:text-style-name="P2" svg:width="1.14cm" svg:height="0.652cm" svg:x="2.582cm" svg:y="0.199cm"><text:p text:style-name="P2">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3" draw:text-style-name="P2" svg:width="1.14cm" svg:height="0.652cm" svg:x="9.306cm" svg:y="0.333cm"><text:p text:style-name="P2">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3" draw:text-style-name="P2" svg:width="1.14cm" svg:height="0.652cm" svg:x="16.302cm" svg:y="0.455cm"><text:p text:style-name="P2">强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3" draw:text-style-name="P2" svg:width="1.14cm" svg:height="0.652cm" svg:x="3.884cm" svg:y="0.333cm"><text:p text:style-name="P2">较弱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3" draw:text-style-name="P2" svg:width="1.14cm" svg:height="0.652cm" svg:x="11.047cm" svg:y="0.427cm"><text:p text:style-name="P2">较弱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3" draw:text-style-name="P2" svg:width="1.14cm" svg:height="0.652cm" svg:x="18.008cm" svg:y="0.446cm"><text:p text:style-name="P2">较弱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3" draw:text-style-name="P2" svg:width="1.14cm" svg:height="0.652cm" svg:x="5.286cm" svg:y="0.346cm"><text:p text:style-name="P2">弱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3" draw:text-style-name="P2" svg:width="1.14cm" svg:height="0.652cm" svg:x="19.618cm" svg:y="0.377cm"><text:p text:style-name="P2">弱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3" draw:text-style-name="P2" svg:width="1.14cm" svg:height="0.652cm" svg:x="12.816cm" svg:y="0.439cm"><text:p text:style-name="P2">弱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rect text:anchor-type="paragraph" draw:z-index="8" draw:style-name="gr1" draw:text-style-name="P2" svg:width="1.308cm" svg:height="0.735cm" svg:x="1.882cm" svg:y="0.275cm"><text:p text:style-name="P2">good</text:p></draw:rect><draw:rect text:anchor-type="paragraph" draw:z-index="9" draw:style-name="gr1" draw:text-style-name="P5" svg:width="1.772cm" svg:height="0.735cm" svg:x="3.637cm" svg:y="0.275cm"><text:p text:style-name="P2"><text:span text:style-name="T4">acceptable</text:span></text:p></draw:rect><draw:rect text:anchor-type="paragraph" draw:z-index="11" draw:style-name="gr1" draw:text-style-name="P2" svg:width="1.308cm" svg:height="0.735cm" svg:x="8.872cm" svg:y="0.325cm"><text:p text:style-name="P2">good</text:p></draw:rect><draw:rect text:anchor-type="paragraph" draw:z-index="12" draw:style-name="gr1" draw:text-style-name="P2" svg:width="1.308cm" svg:height="0.735cm" svg:x="10.968cm" svg:y="0.365cm"><text:p text:style-name="P2">bad</text:p></draw:rect><draw:rect text:anchor-type="paragraph" draw:z-index="13" draw:style-name="gr1" draw:text-style-name="P2" svg:width="1.308cm" svg:height="0.735cm" svg:x="13.146cm" svg:y="0.344cm"><text:p text:style-name="P2">bad</text:p></draw:rect><draw:rect text:anchor-type="paragraph" draw:z-index="18" draw:style-name="gr1" draw:text-style-name="P5" svg:width="1.772cm" svg:height="0.735cm" svg:x="15.67cm" svg:y="0.347cm"><text:p text:style-name="P2"><text:span text:style-name="T4">acceptable</text:span></text:p></draw:rect><draw:rect text:anchor-type="paragraph" draw:z-index="19" draw:style-name="gr1" draw:text-style-name="P2" svg:width="1.308cm" svg:height="0.735cm" svg:x="18.009cm" svg:y="0.385cm"><text:p text:style-name="P2">bad</text:p></draw:rect><draw:rect text:anchor-type="paragraph" draw:z-index="21" draw:style-name="gr1" draw:text-style-name="P2" svg:width="1.308cm" svg:height="0.735cm" svg:x="19.962cm" svg:y="0.374cm"><text:p text:style-name="P2">bad</text:p></draw:rect><draw:rect text:anchor-type="paragraph" draw:z-index="24" draw:style-name="gr1" draw:text-style-name="P2" svg:width="1.308cm" svg:height="0.735cm" svg:x="5.775cm" svg:y="0.303cm"><text:p text:style-name="P2">bad</text:p></draw:rect></text:p>
      <text:p text:style-name="Standard"/>
      <text:p text:style-name="Standard"><draw:custom-shape text:anchor-type="paragraph" draw:z-index="36" draw:style-name="gr4" draw:text-style-name="P2" svg:width="1.08cm" svg:height="1.08cm" svg:x="8.973cm" svg:y="0.198cm"><text:p text:style-name="P2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4" draw:text-style-name="P2" svg:width="1.08cm" svg:height="1.08cm" svg:x="11.007cm" svg:y="0.217cm"><text:p text:style-name="P2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4" draw:text-style-name="P2" svg:width="1.08cm" svg:height="1.08cm" svg:x="16.057cm" svg:y="0.198cm"><text:p text:style-name="P2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4" draw:text-style-name="P2" svg:width="1.08cm" svg:height="1.08cm" svg:x="18.131cm" svg:y="0.236cm"><text:p text:style-name="P2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7" draw:text-style-name="P2" svg:width="1.08cm" svg:height="1.08cm" svg:x="1.972cm" svg:y="0.187cm"><text:p text:style-name="P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7" draw:text-style-name="P2" svg:width="1.08cm" svg:height="1.08cm" svg:x="5.9cm" svg:y="0.249cm"><text:p text:style-name="P2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7" draw:text-style-name="P2" svg:width="1.08cm" svg:height="1.08cm" svg:x="13.33cm" svg:y="0.275cm"><text:p text:style-name="P2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7" draw:text-style-name="P2" svg:width="1.08cm" svg:height="1.08cm" svg:x="20.043cm" svg:y="0.265cm"><text:p text:style-name="P2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4" draw:text-style-name="P2" svg:width="1.08cm" svg:height="1.08cm" svg:x="3.986cm" svg:y="0.252cm"><text:p text:style-name="P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text:s text:c="57"/></text:p>
      <text:p text:style-name="Standard"><text:s text:c="43"/><text:span text:style-name="T1">图1. 手机Perceive Wi-Fi (即更新 Current Perception)的决策树</text:span></text:p>
      <text:p text:style-name="Standard"/>
      <text:p text:style-name="Standard"><text:s text:c="52"/></text:p>
      <text:p text:style-name="Standard"><text:s text:c="69"/></text:p>
      <text:p text:style-name="Standard"><draw:custom-shape text:anchor-type="paragraph" draw:z-index="50" draw:style-name="gr6" draw:text-style-name="P2" svg:width="0.856cm" svg:height="0.856cm" svg:x="8.497cm" svg:y="2.812cm"><text:p text:style-name="P2">Y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45" draw:style-name="gr1" draw:text-style-name="P3" svg:width="6.005cm" svg:height="1.283cm" svg:x="12.624cm" svg:y="4.207cm"><text:p text:style-name="P2"><text:span text:style-name="T2">Current Perception = good?</text:span></text:p></draw:rect><draw:custom-shape text:anchor-type="paragraph" draw:z-index="49" draw:style-name="gr5" draw:text-style-name="P4" svg:width="4.945cm" svg:height="1.996cm" svg:x="13.303cm" svg:y="7.615cm"><text:p text:style-name="P2"><text:span text:style-name="T3">Start downloa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8" draw:style-name="gr2" svg:width="0.369cm" svg:height="2.146cm" svg:x="15.619cm" svg:y="5.47cm"><text:p/><draw:enhanced-geometry svg:viewBox="0 0 21600 21600" draw:text-areas="?f0 0 ?f2 ?f5" draw:type="down-arrow" draw:modifiers="19650.2901353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style-name="gr5" draw:text-style-name="P4" svg:width="4.945cm" svg:height="1.996cm" svg:x="4.837cm" svg:y="7.534cm"><text:p text:style-name="P2"><text:span text:style-name="T3">Stop downloa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6" draw:style-name="gr2" svg:width="0.369cm" svg:height="2.01cm" svg:x="7.133cm" svg:y="5.517cm"><text:p/><draw:enhanced-geometry svg:viewBox="0 0 21600 21600" draw:text-areas="?f0 0 ?f2 ?f5" draw:type="down-arrow" draw:modifiers="19650.2901353965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4" draw:style-name="gr1" draw:text-style-name="P3" svg:width="6.005cm" svg:height="1.283cm" svg:x="4.362cm" svg:y="4.235cm"><text:p text:style-name="P2"><text:span text:style-name="T2">Current Perception = bad?</text:span></text:p></draw:rect><draw:custom-shape text:anchor-type="paragraph" draw:z-index="42" draw:style-name="gr2" svg:width="3.423cm" svg:height="0.306cm" draw:transform="rotate (0.523598775598299) translate (7.24958333333333cm 4.07105555555556cm)"><text:p/><draw:enhanced-geometry svg:viewBox="0 0 21600 21600" draw:text-areas="?f7 ?f0 21600 ?f2" draw:type="left-arrow" draw:modifiers="2202.4112986565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3" draw:style-name="gr2" svg:width="3.343cm" svg:height="0.325cm" draw:transform="rotate (-0.523598775598299) translate (12.8499305555556cm 2.35655555555556cm)"><text:p/><draw:enhanced-geometry svg:viewBox="0 0 21600 21600" draw:mirror-horizontal="false" draw:mirror-vertical="false" draw:text-areas="0 ?f0 ?f5 ?f2" draw:type="right-arrow" draw:modifiers="19855.506607929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style-name="gr5" draw:text-style-name="P4" svg:width="4.945cm" svg:height="1.996cm" svg:x="9.07cm" svg:y="0.96cm"><text:p text:style-name="P2"><text:span text:style-name="T3">Downloading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 <text:s text:c="28"/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51" draw:style-name="gr6" draw:text-style-name="P2" svg:width="0.856cm" svg:height="0.856cm" svg:x="13.769cm" svg:y="0.464cm"><text:p text:style-name="P2">N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2" draw:style-name="gr6" draw:text-style-name="P2" svg:width="0.856cm" svg:height="0.856cm" svg:x="6.869cm" svg:y="0.169cm"><text:p text:style-name="P2">Y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6" draw:text-style-name="P2" svg:width="0.856cm" svg:height="0.856cm" svg:x="15.355cm" svg:y="0.228cm"><text:p text:style-name="P2">Y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58"/></text:p>
      <text:p text:style-name="P1"><text:tab/><text:tab/><text:tab/><text:tab/><text:tab/> <text:s text:c="21"/>图2. 手机根据Perception调整下载策略的决策树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="2cm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 </meta:initial-creator>
    <meta:creation-date>2014-09-06T03:51:29</meta:creation-date>
    <dc:date>2014-09-06T14:15:08</dc:date>
    <dc:creator>mk </dc:creator>
    <meta:editing-duration>PT1H6M4S</meta:editing-duration>
    <meta:editing-cycles>49</meta:editing-cycles>
    <meta:generator>LibreOffice/3.5$Linux_x86 LibreOffice_project/350m1$Build-202</meta:generator>
    <meta:document-statistic meta:table-count="0" meta:image-count="0" meta:object-count="0" meta:page-count="1" meta:paragraph-count="7" meta:word-count="13" meta:character-count="412" meta:non-whitespace-character-count="79"/>
  </office:meta>
</office:document-meta>
</file>